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2" office:value-type="date" office:date-value="2013-03-20">
            <text:p>20/03/13</text:p>
          </table:table-cell>
          <table:table-cell table:style-name="ce5" office:value-type="date" office:date-value="2013-03-21">
            <text:p>21/03/13</text:p>
          </table:table-cell>
          <table:table-cell table:style-name="ce5" office:value-type="date" office:date-value="2013-03-22">
            <text:p>22/03/13</text:p>
          </table:table-cell>
          <table:table-cell table:style-name="ce5" office:value-type="date" office:date-value="2013-03-25">
            <text:p>25/03/13</text:p>
          </table:table-cell>
          <table:table-cell table:style-name="ce5" office:value-type="date" office:date-value="2013-03-26">
            <text:p>26/03/13</text:p>
          </table:table-cell>
          <table:table-cell table:style-name="ce5" office:value-type="date" office:date-value="2013-03-27">
            <text:p>27/03/13</text:p>
          </table:table-cell>
          <table:table-cell table:style-name="ce5" office:value-type="date" office:date-value="2013-03-28">
            <text:p>28/03/13</text:p>
          </table:table-cell>
          <table:table-cell table:style-name="ce6" office:value-type="date" office:date-value="2013-03-29">
            <text:p>29/03/13</text:p>
          </table:table-cell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2">
          <table:table-cell table:number-columns-repeated="2"/>
          <table:table-cell table:number-columns-repeated="2" office:value-type="string">
            <text:p>Recherche et POC FMK</text:p>
          </table:table-cell>
          <table:table-cell office:value-type="string">
            <text:p>POC 2 IHM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stache → Handlebars → Ember</text:p>
          </table:table-cell>
          <table:table-cell office:value-type="string">
            <text:p>Ember → KO</text:p>
          </table:table-cell>
          <table:table-cell office:value-type="string">
            <text:p>Presentation PP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Vaadin → KO</text:p>
          </table:table-cell>
          <table:table-cell office:value-type="string">
            <text:p>Play → KO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lay → OK</text:p>
          </table:table-cell>
          <table:table-cell office:value-type="string">
            <text:p>Vaadin POC → O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Git sur vm08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8" table:number-rows-spanned="1">
            <text:p>Todo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Maven et Play</text:p>
          </table:table-cell>
          <table:table-cell office:value-type="string">
            <text:p>Architecture Vaadin</text:p>
          </table:table-cell>
          <table:table-cell office:value-type="string">
            <text:p>Finir PP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Rendering Ember dans Play</text:p>
          </table:table-cell>
          <table:table-cell office:value-type="string">
            <text:p>POC d'une interface (liste manti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lay on jBos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1)</text:p>
          </table:table-cell>
          <table:table-cell office:value-type="string">
            <text:p>Données en dur dans IH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>
            <text:p>2)</text:p>
          </table:table-cell>
          <table:table-cell office:value-type="string">
            <text:p>Données dans objet métier passé à IH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>
            <text:p>3)</text:p>
          </table:table-cell>
          <table:table-cell office:value-type="string">
            <text:p>Données dans BD HSQL/H2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OSGI : <text:a xlink:href="https://github.com/eric-taix/sonni" xlink:type="simple">https://github.com/eric-taix/sonni</text:a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<text:a xlink:href="http://dev.vaadin.com/browser/svn/addons/XS/vaadin-xs-demo?order=name" xlink:type="simple">http://dev.vaadin.com/browser/svn/addons/XS/vaadin-xs-demo?order=name</text:a></text:p>
          </table:table-cell>
          <table:table-cell table:number-columns-repeated="1019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lli-b </meta:initial-creator>
    <meta:creation-date>2013-03-20T16:41:33</meta:creation-date>
    <meta:generator>LibreOffice/3.5$Linux_X86_64 LibreOffice_project/350m1$Build-2</meta:generator>
    <dc:date>2013-03-22T17:01:12</dc:date>
    <dc:creator>martinelli-b </dc:creator>
    <meta:editing-duration>PT3H46M30S</meta:editing-duration>
    <meta:editing-cycles>7</meta:editing-cycles>
    <meta:document-statistic meta:table-count="3" meta:cell-count="34" meta:object-count="0"/>
  </office:meta>
</office:document-meta>
</file>